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4.6146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table:style-name="ce1"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office:value-type="string">
            <text:p>23/03/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string">
            <text:p>Testear y escribir “palindromo.rb”</text:p>
          </table:table-cell>
          <table:table-cell office:value-type="string">
            <text:p>30/03/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1">
          <table:table-cell/>
          <table:table-cell office:value-type="string">
            <text:p>Testear y escribir “fibonacci.rb”</text:p>
          </table:table-cell>
          <table:table-cell office:value-type="string">
            <text:p>30/03/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string">
            <text:p>Testear y escribir “code_breaker.rb”</text:p>
          </table:table-cell>
          <table:table-cell office:value-type="date" office:date-value="2013-11-04">
            <text:p>11/04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Leer “Scrum Handbook”</text:p>
          </table:table-cell>
          <table:table-cell office:value-type="string">
            <text:p>21/04/13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/>
          <table:table-cell office:value-type="string">
            <text:p>Hacer que el code breaker pase las especificaciones enviadas por nico</text:p>
          </table:table-cell>
          <table:table-cell office:value-type="string">
            <text:p>28/04/13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/>
          <table:table-cell office:value-type="string">
            <text:p>Buscar definición de arquitectura de software</text:p>
          </table:table-cell>
          <table:table-cell office:value-type="string">
            <text:p>28/04/1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“What is software architecture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Preparar presentación sobre reusabilidad</text:p>
          </table:table-cell>
          <table:table-cell office:value-type="date" office:date-value="2013-05-05">
            <text:p>05/05/13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y resumir en un parrafo “Who needs an architect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string">
            <text:p>Leer articulo sobre integración continua</text:p>
          </table:table-cell>
          <table:table-cell table:style-name="ce4" office:value-type="string">
            <text:p>13/05/1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string">
            <text:p>Reservar Dominio, cuenta de Trello, de Heroku y Github</text:p>
          </table:table-cell>
          <table:table-cell table:style-name="ce4" office:value-type="string">
            <text:p>18/05/13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table:style-name="ce2" office:value-type="string">
            <text:p>Visual Story Mapping de la aplicación René</text:p>
          </table:table-cell>
          <table:table-cell office:value-type="string">
            <text:p>18/05/13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60">
            <text:p>60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Releer y contestar preguntas sobre articulo de integración continua</text:p>
          </table:table-cell>
          <table:table-cell table:style-name="ce4" office:value-type="string">
            <text:p>19/05/13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number:text>(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 style:data-style-name="N2" text:time-value="0000-00-00T11:49:34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5-20T11:50:05</dc:date>
    <dc:creator>Facundo </dc:creator>
    <meta:editing-duration>PT16H30M52S</meta:editing-duration>
    <meta:editing-cycles>27</meta:editing-cycles>
    <meta:generator>LibreOffice/3.6$Linux_x86 LibreOffice_project/360m1$Build-2</meta:generator>
    <meta:document-statistic meta:table-count="1" meta:cell-count="67" meta:object-count="0"/>
  </office:meta>
</office:document-meta>
</file>